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ver accent="true">
          <mstyle mathvariant="bold">
            <mrow>
              <mi>S</mi>
            </mrow>
          </mstyle>
          <mo stretchy="false">̂</mo>
        </mover>
        <mo stretchy="false">=</mo>
        <mfrac>
          <mo stretchy="false">ℏ</mo>
          <mn>2</mn>
        </mfrac>
      </mrow>
      <mover accent="true">
        <mstyle mathvariant="bold">
          <mrow>
            <mo stretchy="false">σ</mo>
          </mrow>
        </mstyle>
        <mo stretchy="false">̂</mo>
      </mover>
      <mi/>
      <mtext> ; </mtext>
      <mi/>
      <mrow>
        <mover accent="true">
          <mo stretchy="false">σ</mo>
          <mo stretchy="false">̂</mo>
        </mover>
        <mo stretchy="false">=</mo>
        <mfenced open="(" close=")">
          <mrow>
            <mtable>
              <mtr>
                <mtd>
                  <mrow>
                    <mstyle mathvariant="bold">
                      <mrow>
                        <mo stretchy="false">σ</mo>
                      </mrow>
                    </mstyle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style mathvariant="bold">
                      <mrow>
                        <mo stretchy="false">σ</mo>
                      </mrow>
                    </mstyle>
                  </mrow>
                </mtd>
              </mtr>
            </mtable>
          </mrow>
        </mfenced>
      </mrow>
    </mrow>
    <annotation encoding="StarMath 5.0">hat bold S = hbar over 2 hat bold %isigma
`" ; "~
hat %isigma = 
left (
 matrix{
  bold %isigma # 0 ## 
  0 # bold %isigma
 } 
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4:04:36.455000000</meta:creation-date>
    <meta:generator>LibreOffice/4.1.4.2$Windows_x86 LibreOffice_project/0a0440ccc0227ad9829de5f46be37cfb6edcf72</meta:generator>
  </office:meta>
</office:document-meta>
</file>